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VR Prototype for Recursive Bubble Field with Dynamic Oscillations</text:p>
      <text:p text:style-name="Standard">// Using Three.js &amp; WebXR for Immersive Visualization</text:p>
      <text:p text:style-name="Standard"/>
      <text:p text:style-name="Standard">import * as THREE from 'three';</text:p>
      <text:p text:style-name="Standard">import { VRButton } from 'three/examples/jsm/webxr/VRButton.js';</text:p>
      <text:p text:style-name="Standard">import { OrbitControls } from 'three/examples/jsm/controls/OrbitControls.js';</text:p>
      <text:p text:style-name="Standard"/>
      <text:p text:style-name="Standard">let scene, camera, renderer;</text:p>
      <text:p text:style-name="Standard">let bubbles = [];</text:p>
      <text:p text:style-name="Standard">const numBubbles = 20;</text:p>
      <text:p text:style-name="Standard">const timeFactor = 0.05;</text:p>
      <text:p text:style-name="Standard"/>
      <text:p text:style-name="Standard">// Initialize Three.js Scene</text:p>
      <text:p text:style-name="Standard">function init() {</text:p>
      <text:p text:style-name="Standard"><text:s text:c="4"/>scene = new THREE.Scene();</text:p>
      <text:p text:style-name="Standard"><text:s text:c="4"/>camera = new THREE.PerspectiveCamera(75, window.innerWidth / window.innerHeight, 0.1, 1000);</text:p>
      <text:p text:style-name="Standard"><text:s text:c="4"/>camera.position.z = 10;</text:p>
      <text:p text:style-name="Standard"><text:s text:c="4"/></text:p>
      <text:p text:style-name="Standard"><text:s text:c="4"/>renderer = new THREE.WebGLRenderer({ antialias: true });</text:p>
      <text:p text:style-name="Standard"><text:s text:c="4"/>renderer.setSize(window.innerWidth, window.innerHeight);</text:p>
      <text:p text:style-name="Standard"><text:s text:c="4"/>renderer.xr.enabled = true;</text:p>
      <text:p text:style-name="Standard"><text:s text:c="4"/>document.body.appendChild(renderer.domElement);</text:p>
      <text:p text:style-name="Standard"><text:s text:c="4"/>document.body.appendChild(VRButton.createButton(renderer));</text:p>
      <text:p text:style-name="Standard"/>
      <text:p text:style-name="Standard"><text:s text:c="4"/>const controls = new OrbitControls(camera, renderer.domElement);</text:p>
      <text:p text:style-name="Standard"><text:s text:c="4"/>controls.enableDamping = true;</text:p>
      <text:p text:style-name="Standard"><text:s text:c="4"/></text:p>
      <text:p text:style-name="Standard"><text:s text:c="4"/>// Create Bubble Nodes</text:p>
      <text:p text:style-name="Standard"><text:s text:c="4"/>for (let i = 0; i &lt; numBubbles; i++) {</text:p>
      <text:p text:style-name="Standard"><text:s text:c="8"/>let geometry = new THREE.SphereGeometry(0.5, 32, 32);</text:p>
      <text:p text:style-name="Standard"><text:s text:c="8"/>let material = new THREE.MeshStandardMaterial({ color: new THREE.Color(Math.random(), Math.random(), Math.random()), emissive: 0x111111 });</text:p>
      <text:p text:style-name="Standard"><text:s text:c="8"/>let bubble = new THREE.Mesh(geometry, material);</text:p>
      <text:p text:style-name="Standard"><text:s text:c="8"/></text:p>
      <text:p text:style-name="Standard"><text:s text:c="8"/>let angle = (i / numBubbles) * Math.PI * 2;</text:p>
      <text:p text:style-name="Standard"><text:s text:c="8"/>bubble.position.set(Math.cos(angle) * 5, Math.sin(angle) * 5, Math.sin(angle) * 3);</text:p>
      <text:p text:style-name="Standard"><text:s text:c="8"/>scene.add(bubble);</text:p>
      <text:p text:style-name="Standard"><text:s text:c="8"/>bubbles.push(bubble);</text:p>
      <text:p text:style-name="Standard"><text:s text:c="4"/>}</text:p>
      <text:p text:style-name="Standard"/>
      <text:p text:style-name="Standard"><text:s text:c="4"/>// Lighting</text:p>
      <text:p text:style-name="Standard"><text:s text:c="4"/>const light = new THREE.PointLight(0xffffff, 1, 100);</text:p>
      <text:p text:style-name="Standard"><text:s text:c="4"/>light.position.set(10, 10, 10);</text:p>
      <text:p text:style-name="Standard"><text:s text:c="4"/>scene.add(light);</text:p>
      <text:p text:style-name="Standard">}</text:p>
      <text:p text:style-name="Standard"/>
      <text:p text:style-name="Standard">// Animation Loop</text:p>
      <text:p text:style-name="Standard">function animate() {</text:p>
      <text:p text:style-name="Standard"><text:soft-page-break/><text:s text:c="4"/>renderer.setAnimationLoop(() =&gt; {</text:p>
      <text:p text:style-name="Standard"><text:s text:c="8"/>let time = performance.now() * timeFactor;</text:p>
      <text:p text:style-name="Standard"><text:s text:c="8"/>bubbles.forEach((bubble, index) =&gt; {</text:p>
      <text:p text:style-name="Standard"><text:s text:c="12"/>let scale = Math.sin(time + index * 0.2) * 0.3 + 1.0;</text:p>
      <text:p text:style-name="Standard"><text:s text:c="12"/>bubble.scale.set(scale, scale, scale);</text:p>
      <text:p text:style-name="Standard"><text:s text:c="8"/>});</text:p>
      <text:p text:style-name="Standard"/>
      <text:p text:style-name="Standard"><text:s text:c="8"/>renderer.render(scene, camera);</text:p>
      <text:p text:style-name="Standard"><text:s text:c="4"/>});</text:p>
      <text:p text:style-name="Standard">}</text:p>
      <text:p text:style-name="Standard"/>
      <text:p text:style-name="Standard">// Run Everything</text:p>
      <text:p text:style-name="Standard">init();</text:p>
      <text:p text:style-name="Standard">animate(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9:20:46.960839064</meta:creation-date>
    <dc:date>2025-01-30T19:21:03.784252254</dc:date>
    <meta:editing-duration>PT17S</meta:editing-duration>
    <meta:editing-cycles>1</meta:editing-cycles>
    <meta:document-statistic meta:table-count="0" meta:image-count="0" meta:object-count="0" meta:page-count="2" meta:paragraph-count="53" meta:word-count="218" meta:character-count="2003" meta:non-whitespace-character-count="1631"/>
    <meta:generator>LibreOffice/24.2.7.2$Linux_X86_64 LibreOffice_project/420$Build-2</meta:generator>
  </office:meta>
</office:document-meta>
</file>